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080" officeooo:paragraph-rsid="0016b080"/>
    </style:style>
    <style:style style:name="P2" style:family="paragraph" style:parent-style-name="Standard">
      <style:text-properties officeooo:rsid="0016b080" officeooo:paragraph-rsid="00204c78"/>
    </style:style>
    <style:style style:name="P3" style:family="paragraph" style:parent-style-name="Standard">
      <style:text-properties officeooo:rsid="00175a1f" officeooo:paragraph-rsid="00175a1f"/>
    </style:style>
    <style:style style:name="P4" style:family="paragraph" style:parent-style-name="Standard">
      <style:text-properties officeooo:rsid="00175a1f" officeooo:paragraph-rsid="00187b6d"/>
    </style:style>
    <style:style style:name="P5" style:family="paragraph" style:parent-style-name="Standard">
      <style:text-properties officeooo:rsid="00187b6d" officeooo:paragraph-rsid="00187b6d"/>
    </style:style>
    <style:style style:name="P6" style:family="paragraph" style:parent-style-name="Standard">
      <style:text-properties officeooo:paragraph-rsid="00187b6d"/>
    </style:style>
    <style:style style:name="P7" style:family="paragraph" style:parent-style-name="Standard">
      <style:text-properties officeooo:paragraph-rsid="001a736d"/>
    </style:style>
    <style:style style:name="P8" style:family="paragraph" style:parent-style-name="Standard">
      <style:text-properties officeooo:rsid="001b7c46" officeooo:paragraph-rsid="0016b080"/>
    </style:style>
    <style:style style:name="P9" style:family="paragraph" style:parent-style-name="Standard">
      <style:text-properties officeooo:rsid="001b7c46" officeooo:paragraph-rsid="001b7c46"/>
    </style:style>
    <style:style style:name="P10" style:family="paragraph" style:parent-style-name="Standard">
      <style:text-properties officeooo:rsid="001b7c46" officeooo:paragraph-rsid="00187b6d"/>
    </style:style>
    <style:style style:name="P11" style:family="paragraph" style:parent-style-name="Standard">
      <style:text-properties officeooo:rsid="00204c78" officeooo:paragraph-rsid="00204c78"/>
    </style:style>
    <style:style style:name="P12" style:family="paragraph" style:parent-style-name="Standard">
      <style:text-properties officeooo:rsid="00204c78" officeooo:paragraph-rsid="0021e484"/>
    </style:style>
    <style:style style:name="P13" style:family="paragraph" style:parent-style-name="Standard">
      <style:text-properties officeooo:rsid="0021e484" officeooo:paragraph-rsid="0021e484"/>
    </style:style>
    <style:style style:name="P14" style:family="paragraph" style:parent-style-name="Standard">
      <style:text-properties officeooo:rsid="0024e486" officeooo:paragraph-rsid="0024e486"/>
    </style:style>
    <style:style style:name="P15" style:family="paragraph" style:parent-style-name="Standard">
      <style:text-properties officeooo:rsid="002698b3" officeooo:paragraph-rsid="002698b3"/>
    </style:style>
    <style:style style:name="P16" style:family="paragraph" style:parent-style-name="Standard">
      <style:text-properties officeooo:paragraph-rsid="002698b3"/>
    </style:style>
    <style:style style:name="P17" style:family="paragraph" style:parent-style-name="Standard">
      <style:text-properties officeooo:rsid="0026f6ec" officeooo:paragraph-rsid="0026f6ec"/>
    </style:style>
    <style:style style:name="T1" style:family="text">
      <style:text-properties officeooo:rsid="0016b080"/>
    </style:style>
    <style:style style:name="T2" style:family="text">
      <style:text-properties officeooo:rsid="00187b6d"/>
    </style:style>
    <style:style style:name="T3" style:family="text">
      <style:text-properties officeooo:rsid="001a736d"/>
    </style:style>
    <style:style style:name="T4" style:family="text">
      <style:text-properties officeooo:rsid="00204c78"/>
    </style:style>
    <style:style style:name="T5" style:family="text">
      <style:text-properties officeooo:rsid="002698b3"/>
    </style:style>
    <style:style style:name="T6" style:family="text">
      <style:text-properties officeooo:rsid="0026f6ec"/>
    </style:style>
    <style:style style:name="T7" style:family="text">
      <style:text-properties officeooo:rsid="00288685"/>
    </style:style>
    <style:style style:name="T8" style:family="text">
      <style:text-properties officeooo:rsid="002a22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<text:span text:style-name="T8">3</text:span>/01/2020</text:p>
      <text:p text:style-name="P1"/>
      <text:p text:style-name="P1">Current Flow:</text:p>
      <text:p text:style-name="P5">The standard training process is separated from the pruning cycles because of memory issues.</text:p>
      <text:p text:style-name="P5">The memory allocated for the graphs at each pruning cycle is not released, so the pruning cycles can’t just be performed in a loop.</text:p>
      <text:p text:style-name="P5"><text:s/></text:p>
      <text:p text:style-name="P3">train.py:</text:p>
      <text:p text:style-name="P3"><text:span text:style-name="T2">C</text:span>ontains the <text:span text:style-name="T2">standard </text:span>training <text:span text:style-name="T2">process. At the end there is a model file that is saved.</text:span></text:p>
      <text:p text:style-name="P5"/>
      <text:p text:style-name="P4"><text:span text:style-name="T3">pruning</text:span>.py:</text:p>
      <text:p text:style-name="P6"><text:span text:style-name="T2">Perform a single pruning cycle</text:span> which includes:</text:p>
      <text:p text:style-name="P9">0. finds the running time of each convolution (currently does nothing with that information)</text:p>
      <text:p text:style-name="Standard">1. Identifying the weakest filters in each prunable layer</text:p>
      <text:p text:style-name="Standard">2. Perform the pruning itself with keras surgeon</text:p>
      <text:p text:style-name="Standard">3. Train the pruned model for some more epochs</text:p>
      <text:p text:style-name="Standard"/>
      <text:p text:style-name="P7"><text:span text:style-name="T2">At the end there is a model file that is saved</text:span></text:p>
      <text:p text:style-name="P10"/>
      <text:p text:style-name="P8"/>
      <text:p text:style-name="P11">open issues:</text:p>
      <text:p text:style-name="P11"/>
      <text:p text:style-name="P11">1. A<text:span text:style-name="T2">dd a loop </text:span>in the train.py<text:span text:style-name="T2"> that calls the pruning script from it and kill it every time before calling again (so the memory will be relieved) .</text:span></text:p>
      <text:p text:style-name="P11">Make the training seem continuous (update epochs, pruning cycles, correct model files naming ,etc)</text:p>
      <text:p text:style-name="P11"/>
      <text:p text:style-name="P11">2. <text:span text:style-name="T1">implement stopping-condition: when to stop the pruning cycles loop (set a goal image runtime or minimal detection results)</text:span></text:p>
      <text:p text:style-name="P11"/>
      <text:p text:style-name="P12">3. <text:span text:style-name="T1">set APoZ functions parameters according to online runtime results</text:span></text:p>
      <text:p text:style-name="P12"/>
      <text:p text:style-name="P13">4. adding prefixes to layer names in keras (like in TF) so finding a certain convolution will be easier (instead of it being called ‘conv2d_{i}’)</text:p>
      <text:p text:style-name="P11"/>
      <text:p text:style-name="P11">minor:</text:p>
      <text:p text:style-name="P11">1. <text:span text:style-name="T1">decide how many recovery epochs to train after pruning</text:span></text:p>
      <text:p text:style-name="P11"/>
      <text:p text:style-name="P2"/>
      <text:p text:style-name="P1">notes:</text:p>
      <text:p text:style-name="P1"><text:span text:style-name="T4">1. </text:span>currently APoZ is the only criteria implemented to find the weakest filters in layer. to use a different criteria only need to change the <text:bookmark-start text:name="__DdeLink__4_1489711296"/>get_weakest_channels_in_layer()<text:bookmark-end text:name="__DdeLink__4_1489711296"/> function. 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5">Changes needed to use </text:span>different models:</text:p>
      <text:p text:style-name="P15">in model.py:</text:p>
      <text:p text:style-name="P16"><text:span text:style-name="T5"><text:tab/>in darknet_body:</text:span></text:p>
      <text:p text:style-name="P16"><text:tab/><text:tab/><text:span text:style-name="T6">choose the configuration of the backbone, using resblock_body (original darknet <text:tab/><text:tab/>residual blocks).</text:span></text:p>
      <text:p text:style-name="P17"><text:tab/><text:tab/>Our resnet style residual blocks are called resnet_resblock_body.</text:p>
      <text:p text:style-name="P17"><text:tab/><text:span text:style-name="T7">In yolo_body:</text:span></text:p>
      <text:p text:style-name="P17"><text:tab/><text:tab/><text:span text:style-name="T7">Update the layer number of the concatenated layer from the backbone.</text:span></text:p>
      <text:p text:style-name="P17"><text:tab/><text:tab/><text:span text:style-name="T7">At the original Darknet53 it’s layers 152 and 92 (hard coded in model.py) </text:span></text:p>
      <text:p text:style-name="P17"/>
      <text:p text:style-name="P16"><text:tab/><text:tab/></text:p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>runtime tests:</text:p>
      <text:p text:style-name="P1"><text:tab/>ready: <text:tab/>runtime timing tests on nisko.</text:p>
      <text:p text:style-name="P1"><text:tab/><text:tab/>- insert a pb file or create a model (possibly pruned) and save it to pb file</text:p>
      <text:p text:style-name="P1"><text:tab/><text:tab/>- load the pb file, possibly perform tensorrt optimization on it</text:p>
      <text:p text:style-name="P1"><text:tab/><text:tab/>- check runtime of the model</text:p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8:25:58.154138878</meta:creation-date>
    <dc:date>2020-01-23T14:28:52.358809201</dc:date>
    <meta:editing-duration>PT22H58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53" meta:character-count="2164" meta:non-whitespace-character-count="1819"/>
  </office:meta>
</office:document-meta>
</file>